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5.19pt"/>
    </style:style>
    <style:style style:name="co2" style:family="table-column">
      <style:table-column-properties fo:break-before="auto" style:column-width="161.74pt"/>
    </style:style>
    <style:style style:name="co3" style:family="table-column">
      <style:table-column-properties fo:break-before="auto" style:column-width="46.8pt"/>
    </style:style>
    <style:style style:name="co4" style:family="table-column">
      <style:table-column-properties fo:break-before="auto" style:column-width="21.91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3.1pt"/>
    </style:style>
    <style:style style:name="co8" style:family="table-column">
      <style:table-column-properties fo:break-before="auto" style:column-width="74.61pt"/>
    </style:style>
    <style:style style:name="co9" style:family="table-column">
      <style:table-column-properties fo:break-before="auto" style:column-width="64.2pt"/>
    </style:style>
    <style:style style:name="ro1" style:family="table-row">
      <style:table-row-properties style:row-height="16.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normal" style:font-weight-asian="normal" style:font-weight-complex="normal"/>
    </style:style>
    <style:style style:name="T3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5"/>
        <table:table-column table:style-name="co6" table:number-columns-repeated="10" table:default-cell-style-name="ce5"/>
        <table:table-column table:style-name="co9" table:number-columns-repeated="239" table:default-cell-style-name="ce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Synonym Annotation (German)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3" table:number-rows-spanned="1">
            <text:p>Please annotate if the given 200 word pairs are synonyms <text:span text:style-name="T1">with regard to the provided part of speech</text:span><text:span text:style-name="T2">, and as much as possible according to the definition given below.</text:span>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3" table:number-rows-spanned="1">
            <text:p>We think of synonyms as: <text:span text:style-name="T3">Words that denote the same concept and are interchangeable in many context, with regard to one of their senses.</text:span></text:p>
          </table:table-cell>
          <table:covered-table-cell table:number-columns-repeated="12" table:style-name="ce4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3" table:number-rows-spanned="1">
            <text:p>If you hesitate about your annotation, please also tick the hesitation box. If you don't know the words, you can look them up, or tick Unknown.</text:p>
          </table:table-cell>
          <table:covered-table-cell table:number-columns-repeated="12" table:style-name="ce4"/>
          <table:table-cell table:number-columns-repeated="1011"/>
        </table:table-row>
        <table:table-row table:style-name="ro1">
          <table:table-cell table:style-name="ce8" office:value-type="string" calcext:value-type="string" table:number-columns-spanned="6" table:number-rows-spanned="1">
            <text:p>If you don't know a POS tag some examples are given here:</text:p>
          </table:table-cell>
          <table:covered-table-cell table:number-columns-repeated="5" table:style-name="ce8"/>
          <table:table-cell table:style-name="ce35" office:value-type="string" calcext:value-type="string" table:number-columns-spanned="7" table:number-rows-spanned="1">
            <text:p>http://www.coli.uni-saarland.de/projects/sfb378/negra-corpus/stts.asc</text:p>
          </table:table-cell>
          <table:covered-table-cell table:number-columns-repeated="6" table:style-name="ce3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If you have any questions or remarks let me know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24" office:value-type="string" calcext:value-type="string" table:number-columns-spanned="5" table:number-rows-spanned="1">
            <text:p>Given:</text:p>
          </table:table-cell>
          <table:covered-table-cell table:number-columns-repeated="4" table:style-name="ce24"/>
          <table:table-cell table:style-name="ce5"/>
          <table:table-cell table:style-name="ce24" office:value-type="string" calcext:value-type="string" table:number-columns-spanned="5" table:number-rows-spanned="1">
            <text:p>Annotation-intermediate-non-native:</text:p>
          </table:table-cell>
          <table:covered-table-cell table:number-columns-repeated="4" table:style-name="ce24"/>
          <table:table-cell/>
          <table:table-cell table:style-name="ce24" office:value-type="string" calcext:value-type="string" table:number-columns-spanned="5" table:number-rows-spanned="1">
            <text:p>Annotation-native-german:</text:p>
          </table:table-cell>
          <table:covered-table-cell table:number-columns-repeated="4" table:style-name="ce24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0" office:value-type="string" calcext:value-type="string">
            <text:p>Word-1</text:p>
          </table:table-cell>
          <table:table-cell table:style-name="ce14" office:value-type="string" calcext:value-type="string">
            <text:p>POS-1</text:p>
          </table:table-cell>
          <table:table-cell table:style-name="ce10"/>
          <table:table-cell table:style-name="ce10" office:value-type="string" calcext:value-type="string">
            <text:p>Word-2</text:p>
          </table:table-cell>
          <table:table-cell table:style-name="ce14" office:value-type="string" calcext:value-type="string">
            <text:p>POS-2</text:p>
          </table:table-cell>
          <table:table-cell table:style-name="ce5"/>
          <table:table-cell table:style-name="ce18" office:value-type="string" calcext:value-type="string">
            <text:p>No-synonyms</text:p>
          </table:table-cell>
          <table:table-cell table:style-name="ce18" office:value-type="string" calcext:value-type="string">
            <text:p>Hesitation</text:p>
          </table:table-cell>
          <table:table-cell table:style-name="ce18" office:value-type="string" calcext:value-type="string">
            <text:p>Synonyms</text:p>
          </table:table-cell>
          <table:table-cell table:style-name="ce18" office:value-type="string" calcext:value-type="string">
            <text:p>Unknown</text:p>
          </table:table-cell>
          <table:table-cell table:style-name="ce3" office:value-type="string" calcext:value-type="string">
            <text:p>Comment</text:p>
          </table:table-cell>
          <table:table-cell/>
          <table:table-cell table:style-name="ce18" office:value-type="string" calcext:value-type="string">
            <text:p>No-synonyms</text:p>
          </table:table-cell>
          <table:table-cell table:style-name="ce18" office:value-type="string" calcext:value-type="string">
            <text:p>Hesitation</text:p>
          </table:table-cell>
          <table:table-cell table:style-name="ce18" office:value-type="string" calcext:value-type="string">
            <text:p>Synonyms</text:p>
          </table:table-cell>
          <table:table-cell table:style-name="ce18" office:value-type="string" calcext:value-type="string">
            <text:p>Unknown</text:p>
          </table:table-cell>
          <table:table-cell table:style-name="ce3" office:value-type="string" calcext:value-type="string">
            <text:p>Comment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EXAMPLE</text:p>
          </table:table-cell>
          <table:table-cell table:style-name="ce11" office:value-type="string" calcext:value-type="string">
            <text:p>messaged</text:p>
          </table:table-cell>
          <table:table-cell table:style-name="ce15" office:value-type="string" calcext:value-type="string">
            <text:p>VBD</text:p>
          </table:table-cell>
          <table:table-cell table:style-name="ce2"/>
          <table:table-cell table:style-name="ce11" office:value-type="string" calcext:value-type="string">
            <text:p>texted</text:p>
          </table:table-cell>
          <table:table-cell table:style-name="ce15" office:value-type="string" calcext:value-type="string">
            <text:p>VBD</text:p>
          </table:table-cell>
          <table:table-cell table:style-name="ce5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"/>
          <table:table-cell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EXAMPLE</text:p>
          </table:table-cell>
          <table:table-cell table:style-name="ce11" office:value-type="string" calcext:value-type="string">
            <text:p>practicality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11" office:value-type="string" calcext:value-type="string">
            <text:p>simplicity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3"/>
          <table:table-cell/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EXAMPLE</text:p>
          </table:table-cell>
          <table:table-cell table:style-name="ce11" office:value-type="string" calcext:value-type="string">
            <text:p>second-set</text:p>
          </table:table-cell>
          <table:table-cell table:style-name="ce15" office:value-type="string" calcext:value-type="string">
            <text:p>JJ</text:p>
          </table:table-cell>
          <table:table-cell table:style-name="ce5"/>
          <table:table-cell table:style-name="ce11" office:value-type="string" calcext:value-type="string">
            <text:p>third-set</text:p>
          </table:table-cell>
          <table:table-cell table:style-name="ce15" office:value-type="string" calcext:value-type="string">
            <text:p>JJ</text:p>
          </table:table-cell>
          <table:table-cell table:style-name="ce5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3"/>
          <table:table-cell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EXAMPLE</text:p>
          </table:table-cell>
          <table:table-cell table:style-name="ce12" office:value-type="string" calcext:value-type="string">
            <text:p>gat</text:p>
          </table:table-cell>
          <table:table-cell table:style-name="ce16" office:value-type="string" calcext:value-type="string">
            <text:p>NN</text:p>
          </table:table-cell>
          <table:table-cell table:style-name="ce5"/>
          <table:table-cell table:style-name="ce12" office:value-type="string" calcext:value-type="string">
            <text:p>por</text:p>
          </table:table-cell>
          <table:table-cell table:style-name="ce16" office:value-type="string" calcext:value-type="string">
            <text:p>NN</text:p>
          </table:table-cell>
          <table:table-cell table:style-name="ce5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8"/>
          <table:table-cell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8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3" office:value-type="string" calcext:value-type="string">
            <text:p>foto-shootings</text:p>
          </table:table-cell>
          <table:table-cell table:style-name="ce17" office:value-type="string" calcext:value-type="string">
            <text:p>NN</text:p>
          </table:table-cell>
          <table:table-cell table:style-name="ce3"/>
          <table:table-cell table:style-name="ce13" office:value-type="string" calcext:value-type="string">
            <text:p>fotoshootings</text:p>
          </table:table-cell>
          <table:table-cell table:style-name="ce17" office:value-type="string" calcext:value-type="string">
            <text:p>NN</text:p>
          </table:table-cell>
          <table:table-cell table:style-name="ce5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"/>
          <table:table-cell/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ochleistungslüft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überdrucklüft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"/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ochdruckgebiet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iefdruckgebiet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casting-show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castingshow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rufsschul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landwirtschaftsschul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zeitaufwendigen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zeitintensiv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ersonalausgab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ersonalkost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auptverband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ozialversicherungsträg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cocktail-ba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cocktailba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level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niveau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förtn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orti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deuten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bedeuteten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nießbar</text:p>
          </table:table-cell>
          <table:table-cell table:style-name="ce15" office:value-type="string" calcext:value-type="string">
            <text:p>ADJD</text:p>
          </table:table-cell>
          <table:table-cell table:style-name="ce3"/>
          <table:table-cell table:style-name="ce11" office:value-type="string" calcext:value-type="string">
            <text:p>haltbar</text:p>
          </table:table-cell>
          <table:table-cell table:style-name="ce15" office:value-type="string" calcext:value-type="string">
            <text:p>ADJD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rot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brötch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normalbereich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normbereich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anknot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münz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oy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girl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museumsbesuch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tadtbummel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ki-weltverbande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kiweltverband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klappt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klappten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traurig</text:p>
          </table:table-cell>
          <table:table-cell table:style-name="ce15" office:value-type="string" calcext:value-type="string">
            <text:p>ADJD</text:p>
          </table:table-cell>
          <table:table-cell table:style-name="ce3"/>
          <table:table-cell table:style-name="ce11" office:value-type="string" calcext:value-type="string">
            <text:p>wütend</text:p>
          </table:table-cell>
          <table:table-cell table:style-name="ce15" office:value-type="string" calcext:value-type="string">
            <text:p>ADJD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usbildungsbegin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tudienbegin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o.</text:p>
          </table:table-cell>
          <table:table-cell table:style-name="ce15" office:value-type="string" calcext:value-type="string">
            <text:p>VAFIN</text:p>
          </table:table-cell>
          <table:table-cell table:style-name="ce3"/>
          <table:table-cell table:style-name="ce11" office:value-type="string" calcext:value-type="string">
            <text:p>o.r.</text:p>
          </table:table-cell>
          <table:table-cell table:style-name="ce15" office:value-type="string" calcext:value-type="string">
            <text:p>VAFI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loyal</text:p>
          </table:table-cell>
          <table:table-cell table:style-name="ce15" office:value-type="string" calcext:value-type="string">
            <text:p>ADJD</text:p>
          </table:table-cell>
          <table:table-cell table:style-name="ce3"/>
          <table:table-cell table:style-name="ce11" office:value-type="string" calcext:value-type="string">
            <text:p>treu</text:p>
          </table:table-cell>
          <table:table-cell table:style-name="ce15" office:value-type="string" calcext:value-type="string">
            <text:p>ADJD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remier-league-klub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remier-league-verei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nachgezeichnet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nachzeichnet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rabmal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mausoleum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farrkirchner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waldkirchn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lockpartei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blockpartei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raktionsklausu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orstandsklausu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niederösterreicheri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alzburgeri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reform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reformprozes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chaff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schafft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aillett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tras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ilmvortra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lichtbildervortrag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quarnebeck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rippigleb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ltstadtring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-bahn-ring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marshall-pla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marshallpla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sellenprüfungsausschus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rüfungsausschus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urkund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urkund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etzschrif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nachdruck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elterlich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väterliche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einfuhrverbot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importverbot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ahrend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fahrend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rofunde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heoretische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stalt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gestaltet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celesio-akti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celesio-anteil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vize-fraktionschef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izefraktionschef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usgeheckt</text:p>
          </table:table-cell>
          <table:table-cell table:style-name="ce15" office:value-type="string" calcext:value-type="string">
            <text:p>VVPP</text:p>
          </table:table-cell>
          <table:table-cell table:style-name="ce3"/>
          <table:table-cell table:style-name="ce11" office:value-type="string" calcext:value-type="string">
            <text:p>ausgetüftelt</text:p>
          </table:table-cell>
          <table:table-cell table:style-name="ce15" office:value-type="string" calcext:value-type="string">
            <text:p>VVPP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kommentar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reaktion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chwierigkeitsgrad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chwierigkeitsstuf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kauft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kauften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modehäus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modekett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quält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geschundene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datensicherhei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it-sicherheit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ministrant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ministrantinn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vorangekommen</text:p>
          </table:table-cell>
          <table:table-cell table:style-name="ce15" office:value-type="string" calcext:value-type="string">
            <text:p>VVPP</text:p>
          </table:table-cell>
          <table:table-cell table:style-name="ce3"/>
          <table:table-cell table:style-name="ce11" office:value-type="string" calcext:value-type="string">
            <text:p>weitergekommen</text:p>
          </table:table-cell>
          <table:table-cell table:style-name="ce15" office:value-type="string" calcext:value-type="string">
            <text:p>VVPP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rückendeckun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zustimmung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ungebrochen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ungebrochen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tanzmusik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unterhaltungsmusik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timmt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votierte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äss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zuspiel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dauerleihgab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leihgab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top-platzierun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opplatzierung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bgeordnetenkamm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arlamentskamm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unkmast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endemast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ebola-impfstoff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ebola-mittel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mandatsverzich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arteiaustritt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chwerpunktaktio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chwerpunktkontroll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mittelständler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unternehmer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arrier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tartwerte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nlauf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ersuch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achtverhältnisse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achtvertrag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wahlkampf-auftak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wahlkampfauftakt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aasenburg-heim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haasenburg-heim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verkleidun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erkleidung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usgemustert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ausrangierte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interplanetaren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interstellar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massiv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massiv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chwiegervat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at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regelungsbedarf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änderungsbedarf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haltssteigerun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lohnsteigerung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schweren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beschwerten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chwerkrank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chwerstkrank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bzuschätzen</text:p>
          </table:table-cell>
          <table:table-cell table:style-name="ce15" office:value-type="string" calcext:value-type="string">
            <text:p>VVIZU</text:p>
          </table:table-cell>
          <table:table-cell table:style-name="ce3"/>
          <table:table-cell table:style-name="ce11" office:value-type="string" calcext:value-type="string">
            <text:p>vorherzusagen</text:p>
          </table:table-cell>
          <table:table-cell table:style-name="ce15" office:value-type="string" calcext:value-type="string">
            <text:p>VVIZU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lieger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flugzeug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rüfendem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prüfend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renzbefestigung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grenzzäun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bfuh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leerung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dampf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chiff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weislag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indizienkett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rgbausanier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bergbausaniereri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unktzahl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wertung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endelbuss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onderbuss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gutachten</text:p>
          </table:table-cell>
          <table:table-cell table:style-name="ce15" office:value-type="string" calcext:value-type="string">
            <text:p>VVINF</text:p>
          </table:table-cell>
          <table:table-cell table:style-name="ce3"/>
          <table:table-cell table:style-name="ce11" office:value-type="string" calcext:value-type="string">
            <text:p>besichtigen</text:p>
          </table:table-cell>
          <table:table-cell table:style-name="ce15" office:value-type="string" calcext:value-type="string">
            <text:p>VVINF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cdu-landesgrupp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landesgrupp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interlegt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hinterlegt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arkproblem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erkehrsproblem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blesen</text:p>
          </table:table-cell>
          <table:table-cell table:style-name="ce15" office:value-type="string" calcext:value-type="string">
            <text:p>VVINF</text:p>
          </table:table-cell>
          <table:table-cell table:style-name="ce3"/>
          <table:table-cell table:style-name="ce11" office:value-type="string" calcext:value-type="string">
            <text:p>festmachen</text:p>
          </table:table-cell>
          <table:table-cell table:style-name="ce15" office:value-type="string" calcext:value-type="string">
            <text:p>VVINF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schleunigten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bremsten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kapitalabflus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kapitalabflüss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ätt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hätten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amtendeutsch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juristendeutsch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renzöffnun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maueröffnung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abrikantenfamili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kaufmannsfamili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imbissbesitz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imbissbetreib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nehmender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nehmendes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merikanisch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kalifornische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elfmeter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trafstöß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journalist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medienvertret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ufwach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aufwacht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kindertag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kindheitstag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ziehung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erhältni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drittel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zehntel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rtenschutz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ierschutz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kattwinkelsch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kattwinkelsch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luggäst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assagier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lemannischen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schwäbisch-alemannisch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htnichtmeh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äußerst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einsatzleitstell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leitstell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manag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opmanag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astenpredig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tarkbieranstich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landesbausparkass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landesbausparkass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bnimmt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sinkt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ursprünglichen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ursprünglich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touchdown-päss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ouchdown-päss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aumwipfel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baumwipfel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opec-sekretariat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tatistikamt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räsentier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räsentiert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erdähnlich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lebensfreundliche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massendemonstration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massenprotest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terbedatum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odesdatum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bwahlantra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misstrauensantrag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emder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leeran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iedlungsplän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us-kritik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verfassungsmäßig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verfassungsmäßig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leitlini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richtlini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innenexperti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ize-fraktionschefi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einkaufsstres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weihnachtsstres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unterdrückun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ersklavung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boren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geboren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ngekündigt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angekündigt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völkerungsreichst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bevölkerungsreichst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inflatio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inflationsrat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terbehilfeverein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uizidbeihilf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roschköni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chneewittch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indernis-parcour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arcou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eudeber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ige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zaubert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zauberte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alsbrecherischem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rasendem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af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untersuchungshaft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odenberührun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flugphas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ekennender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überzeugt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derzeitigen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momentan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allenfußball-turnie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hallenfußballturni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tatkräftigen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tatkräftig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unktet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trumpft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teuerentlastun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teuerreform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e-bike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elektrofahrräd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undessicherheitsra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rüstungsexport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tabilisierender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unterschätzt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augebiete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baugebiet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zertifiziert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zertifiziert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notendurchschnit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notenschnitt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tagesbestweit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ageshöchstweit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kinderlos</text:p>
          </table:table-cell>
          <table:table-cell table:style-name="ce15" office:value-type="string" calcext:value-type="string">
            <text:p>ADJD</text:p>
          </table:table-cell>
          <table:table-cell table:style-name="ce3"/>
          <table:table-cell table:style-name="ce11" office:value-type="string" calcext:value-type="string">
            <text:p>unverheiratet</text:p>
          </table:table-cell>
          <table:table-cell table:style-name="ce15" office:value-type="string" calcext:value-type="string">
            <text:p>ADJD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ierzel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zelt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wahlbeamt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wahlbeamt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astauftritt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gastroll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duell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duell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dienstältesten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dienstältest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voes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voestalpin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auerei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chweinerei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ufsichtsgremium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aufsichtsrat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cht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neunte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bschnitt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bauabschnitt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rofessionalisiert</text:p>
          </table:table-cell>
          <table:table-cell table:style-name="ce15" office:value-type="string" calcext:value-type="string">
            <text:p>VVPP</text:p>
          </table:table-cell>
          <table:table-cell table:style-name="ce3"/>
          <table:table-cell table:style-name="ce11" office:value-type="string" calcext:value-type="string">
            <text:p>weiterentwickelt</text:p>
          </table:table-cell>
          <table:table-cell table:style-name="ce15" office:value-type="string" calcext:value-type="string">
            <text:p>VVPP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informiert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informierten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aft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haftstraf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kreisverbänd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ortsverbänd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burtstages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odestages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fernsehkamera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kamera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kolonial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kolonialen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maltes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großformatiges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doptiert</text:p>
          </table:table-cell>
          <table:table-cell table:style-name="ce15" office:value-type="string" calcext:value-type="string">
            <text:p>VVPP</text:p>
          </table:table-cell>
          <table:table-cell table:style-name="ce3"/>
          <table:table-cell table:style-name="ce11" office:value-type="string" calcext:value-type="string">
            <text:p>gezeugt</text:p>
          </table:table-cell>
          <table:table-cell table:style-name="ce15" office:value-type="string" calcext:value-type="string">
            <text:p>VVPP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hai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hai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unerschütterliche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unverbrüchliche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icherheitswest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warnwest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biet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bietet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meinten</text:p>
          </table:table-cell>
          <table:table-cell table:style-name="ce15" office:value-type="string" calcext:value-type="string">
            <text:p>ADJA</text:p>
          </table:table-cell>
          <table:table-cell table:style-name="ce3"/>
          <table:table-cell table:style-name="ce11" office:value-type="string" calcext:value-type="string">
            <text:p>gemeinter</text:p>
          </table:table-cell>
          <table:table-cell table:style-name="ce15" office:value-type="string" calcext:value-type="string">
            <text:p>ADJA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peschmerga-soldat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eshmerga-kämpfer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/>
          <table:table-cell table:style-name="ce20"/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aktivisten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friedensaktiviste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lebensjahr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lebensmonat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rauft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rauften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neffe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sohn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gefühlsausbruch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wutausbruch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scheitere</text:p>
          </table:table-cell>
          <table:table-cell table:style-name="ce15" office:value-type="string" calcext:value-type="string">
            <text:p>VVFIN</text:p>
          </table:table-cell>
          <table:table-cell table:style-name="ce3"/>
          <table:table-cell table:style-name="ce11" office:value-type="string" calcext:value-type="string">
            <text:p>scheitert</text:p>
          </table:table-cell>
          <table:table-cell table:style-name="ce15" office:value-type="string" calcext:value-type="string">
            <text:p>VVFI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jugendaustausch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kulturaustausch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/>
          <table:table-cell table:style-name="ce7"/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1" office:value-type="string" calcext:value-type="string">
            <text:p>nationalratssitzung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präsidiale</text:p>
          </table:table-cell>
          <table:table-cell table:style-name="ce15" office:value-type="string" calcext:value-type="string">
            <text:p>NN</text:p>
          </table:table-cell>
          <table:table-cell table:style-name="ce5"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/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0"/>
          <table:table-cell table:style-name="ce15"/>
          <table:table-cell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style-name="ce12" office:value-type="string" calcext:value-type="string">
            <text:p>gemalte</text:p>
          </table:table-cell>
          <table:table-cell table:style-name="ce16" office:value-type="string" calcext:value-type="string">
            <text:p>ADJA</text:p>
          </table:table-cell>
          <table:table-cell table:style-name="ce8"/>
          <table:table-cell table:style-name="ce12" office:value-type="string" calcext:value-type="string">
            <text:p>gemalten</text:p>
          </table:table-cell>
          <table:table-cell table:style-name="ce16" office:value-type="string" calcext:value-type="string">
            <text:p>ADJA</text:p>
          </table:table-cell>
          <table:table-cell table:style-name="ce5"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1"/>
          <table:table-cell table:style-name="ce16"/>
          <table:table-cell table:style-name="ce8"/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1"/>
          <table:table-cell table:style-name="ce16"/>
          <table:table-cell table:style-name="ce8"/>
          <table:table-cell table:style-name="Default" table:number-columns-repeated="7"/>
          <table:table-cell table:number-columns-repeated="999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1:15:03.984336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7T11:19:20.840715236</dc:date>
    <meta:editing-cycles>174</meta:editing-cycles>
    <meta:editing-duration>PT2H29M15S</meta:editing-duration>
    <meta:generator>LibreOffice/6.0.6.2$Linux_X86_64 LibreOffice_project/00m0$Build-2</meta:generator>
    <meta:document-statistic meta:table-count="1" meta:cell-count="1314" meta:object-count="0"/>
  </office:meta>
</office:document-meta>
</file>